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5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Ubuntu Mono" fo:font-size="9pt" fo:font-weight="bold" officeooo:paragraph-rsid="005e3cb8" style:font-size-asian="9pt" style:font-weight-asian="bold" style:font-size-complex="9pt" style:font-weight-complex="bold"/>
    </style:style>
    <style:style style:name="P2" style:family="paragraph" style:parent-style-name="Standard">
      <style:paragraph-properties fo:break-before="page"/>
      <style:text-properties style:font-name="Ubuntu Mono" fo:font-size="9pt" fo:font-weight="bold" officeooo:rsid="0046ed32" officeooo:paragraph-rsid="0046ed32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Ubuntu Mono" fo:font-size="9pt" fo:font-weight="bold" officeooo:rsid="0046ed32" officeooo:paragraph-rsid="0046ed32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Ubuntu Mono" fo:font-size="9pt" fo:font-weight="bold" officeooo:rsid="0046ed32" officeooo:paragraph-rsid="0224548b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Ubuntu Mono" fo:font-size="9pt" fo:font-weight="bold" officeooo:rsid="0123f55b" officeooo:paragraph-rsid="0123f55b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Ubuntu Mono" fo:font-size="9pt" fo:font-weight="bold" officeooo:rsid="021a6c1d" officeooo:paragraph-rsid="021a6c1d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Ubuntu Mono" fo:font-size="9pt" fo:font-weight="bold" officeooo:rsid="027ec47c" officeooo:paragraph-rsid="02aaf094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font-name="Ubuntu Mono" fo:font-size="9pt" fo:font-weight="bold" officeooo:rsid="0236a2a6" officeooo:paragraph-rsid="0236a2a6" style:font-size-asian="9pt" style:font-weight-asian="bold" style:font-size-complex="9pt" style:font-weight-complex="bold"/>
    </style:style>
    <style:style style:name="P9" style:family="paragraph" style:parent-style-name="Table_20_Contents">
      <style:text-properties style:font-name="Ubuntu Mono" fo:font-size="9pt" fo:font-weight="bold" officeooo:rsid="02643ac4" officeooo:paragraph-rsid="02643ac4" style:font-size-asian="9pt" style:font-weight-asian="bold" style:font-size-complex="9pt" style:font-weight-complex="bold"/>
    </style:style>
    <style:style style:name="P10" style:family="paragraph" style:parent-style-name="Standard">
      <style:paragraph-properties fo:break-before="page"/>
      <style:text-properties style:font-name="Ubuntu Mono" fo:font-size="9pt" fo:font-weight="bold" officeooo:rsid="0124c204" officeooo:paragraph-rsid="01f04858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Ubuntu Mono" fo:font-size="9pt" style:font-size-asian="9pt" style:font-size-complex="9pt"/>
    </style:style>
    <style:style style:name="P12" style:family="paragraph" style:parent-style-name="Standard">
      <style:text-properties style:font-name="Ubuntu Mono" fo:font-size="9pt" officeooo:rsid="0036e431" officeooo:paragraph-rsid="0036e431" style:font-size-asian="9pt" style:font-size-complex="9pt"/>
    </style:style>
    <style:style style:name="P13" style:family="paragraph" style:parent-style-name="Standard">
      <style:text-properties style:font-name="Ubuntu Mono" fo:font-size="9pt" officeooo:paragraph-rsid="00a4285e" style:font-size-asian="9pt" style:font-size-complex="9pt"/>
    </style:style>
    <style:style style:name="P14" style:family="paragraph" style:parent-style-name="Standard">
      <style:text-properties style:font-name="Ubuntu Mono" fo:font-size="9pt" officeooo:paragraph-rsid="00b2cee7" style:font-size-asian="9pt" style:font-size-complex="9pt"/>
    </style:style>
    <style:style style:name="P15" style:family="paragraph" style:parent-style-name="Standard">
      <style:text-properties style:font-name="Ubuntu Mono" fo:font-size="9pt" officeooo:rsid="00b95eed" officeooo:paragraph-rsid="00b95eed" style:font-size-asian="9pt" style:font-size-complex="9pt"/>
    </style:style>
    <style:style style:name="P16" style:family="paragraph" style:parent-style-name="Standard">
      <style:text-properties style:font-name="Ubuntu Mono" fo:font-size="9pt" officeooo:rsid="00c612c3" officeooo:paragraph-rsid="00c612c3" style:font-size-asian="9pt" style:font-size-complex="9pt"/>
    </style:style>
    <style:style style:name="P17" style:family="paragraph" style:parent-style-name="Standard">
      <style:text-properties style:font-name="Ubuntu Mono" fo:font-size="9pt" officeooo:rsid="00c82b6f" officeooo:paragraph-rsid="00c82b6f" style:font-size-asian="9pt" style:font-size-complex="9pt"/>
    </style:style>
    <style:style style:name="P18" style:family="paragraph" style:parent-style-name="Standard">
      <style:text-properties style:font-name="Ubuntu Mono" fo:font-size="9pt" officeooo:paragraph-rsid="00cabd22" style:font-size-asian="9pt" style:font-size-complex="9pt"/>
    </style:style>
    <style:style style:name="P19" style:family="paragraph" style:parent-style-name="Standard">
      <style:text-properties style:font-name="Ubuntu Mono" fo:font-size="9pt" officeooo:paragraph-rsid="00cea558" style:font-size-asian="9pt" style:font-size-complex="9pt"/>
    </style:style>
    <style:style style:name="P20" style:family="paragraph" style:parent-style-name="Standard">
      <style:text-properties style:font-name="Ubuntu Mono" fo:font-size="9pt" officeooo:paragraph-rsid="00e07cdb" style:font-size-asian="9pt" style:font-size-complex="9pt"/>
    </style:style>
    <style:style style:name="P21" style:family="paragraph" style:parent-style-name="Standard">
      <style:text-properties style:font-name="Ubuntu Mono" fo:font-size="9pt" officeooo:rsid="00e8218b" officeooo:paragraph-rsid="00e8218b" style:font-size-asian="9pt" style:font-size-complex="9pt"/>
    </style:style>
    <style:style style:name="P22" style:family="paragraph" style:parent-style-name="Standard">
      <style:text-properties style:font-name="Ubuntu Mono" fo:font-size="9pt" officeooo:rsid="00f00ba5" officeooo:paragraph-rsid="00f00ba5" style:font-size-asian="9pt" style:font-size-complex="9pt"/>
    </style:style>
    <style:style style:name="P23" style:family="paragraph" style:parent-style-name="Standard">
      <style:text-properties style:font-name="Ubuntu Mono" fo:font-size="9pt" officeooo:rsid="00f13522" officeooo:paragraph-rsid="00f13522" style:font-size-asian="9pt" style:font-size-complex="9pt"/>
    </style:style>
    <style:style style:name="P24" style:family="paragraph" style:parent-style-name="Standard">
      <style:text-properties style:font-name="Ubuntu Mono" fo:font-size="9pt" officeooo:rsid="00f168cf" officeooo:paragraph-rsid="00f168cf" style:font-size-asian="9pt" style:font-size-complex="9pt"/>
    </style:style>
    <style:style style:name="P25" style:family="paragraph" style:parent-style-name="Standard">
      <style:text-properties style:font-name="Ubuntu Mono" fo:font-size="9pt" officeooo:rsid="00f231e9" officeooo:paragraph-rsid="00f231e9" style:font-size-asian="9pt" style:font-size-complex="9pt"/>
    </style:style>
    <style:style style:name="P26" style:family="paragraph" style:parent-style-name="Standard">
      <style:text-properties style:font-name="Ubuntu Mono" fo:font-size="9pt" officeooo:rsid="00f47560" officeooo:paragraph-rsid="00f47560" style:font-size-asian="9pt" style:font-size-complex="9pt"/>
    </style:style>
    <style:style style:name="P27" style:family="paragraph" style:parent-style-name="Standard">
      <style:text-properties style:font-name="Ubuntu Mono" fo:font-size="9pt" officeooo:rsid="00f7782d" officeooo:paragraph-rsid="00f7782d" style:font-size-asian="9pt" style:font-size-complex="9pt"/>
    </style:style>
    <style:style style:name="P28" style:family="paragraph" style:parent-style-name="Standard">
      <style:text-properties style:font-name="Ubuntu Mono" fo:font-size="9pt" officeooo:rsid="00fb1729" officeooo:paragraph-rsid="00fb1729" style:font-size-asian="9pt" style:font-size-complex="9pt"/>
    </style:style>
    <style:style style:name="P29" style:family="paragraph" style:parent-style-name="Standard">
      <style:text-properties style:font-name="Ubuntu Mono" fo:font-size="9pt" officeooo:rsid="00fd58d3" officeooo:paragraph-rsid="00fd58d3" style:font-size-asian="9pt" style:font-size-complex="9pt"/>
    </style:style>
    <style:style style:name="P30" style:family="paragraph" style:parent-style-name="Standard">
      <style:text-properties style:font-name="Ubuntu Mono" fo:font-size="9pt" officeooo:rsid="01026cb1" officeooo:paragraph-rsid="01026cb1" style:font-size-asian="9pt" style:font-size-complex="9pt"/>
    </style:style>
    <style:style style:name="P31" style:family="paragraph" style:parent-style-name="Standard">
      <style:text-properties style:font-name="Ubuntu Mono" fo:font-size="9pt" officeooo:rsid="01064118" officeooo:paragraph-rsid="01064118" style:font-size-asian="9pt" style:font-size-complex="9pt"/>
    </style:style>
    <style:style style:name="P32" style:family="paragraph" style:parent-style-name="Standard">
      <style:text-properties style:font-name="Ubuntu Mono" fo:font-size="9pt" officeooo:paragraph-rsid="010e89b9" style:font-size-asian="9pt" style:font-size-complex="9pt"/>
    </style:style>
    <style:style style:name="P33" style:family="paragraph" style:parent-style-name="Standard">
      <style:text-properties style:font-name="Ubuntu Mono" fo:font-size="9pt" officeooo:paragraph-rsid="0127be1d" style:font-size-asian="9pt" style:font-size-complex="9pt"/>
    </style:style>
    <style:style style:name="P34" style:family="paragraph" style:parent-style-name="Standard">
      <style:text-properties style:font-name="Ubuntu Mono" fo:font-size="9pt" officeooo:paragraph-rsid="01289dd7" style:font-size-asian="9pt" style:font-size-complex="9pt"/>
    </style:style>
    <style:style style:name="P35" style:family="paragraph" style:parent-style-name="Standard">
      <style:text-properties style:font-name="Ubuntu Mono" fo:font-size="9pt" officeooo:rsid="01388c66" officeooo:paragraph-rsid="01388c66" style:font-size-asian="9pt" style:font-size-complex="9pt"/>
    </style:style>
    <style:style style:name="P36" style:family="paragraph" style:parent-style-name="Standard">
      <style:text-properties style:font-name="Ubuntu Mono" fo:font-size="9pt" officeooo:paragraph-rsid="01306312" style:font-size-asian="9pt" style:font-size-complex="9pt"/>
    </style:style>
    <style:style style:name="P37" style:family="paragraph" style:parent-style-name="Standard">
      <style:text-properties style:font-name="Ubuntu Mono" fo:font-size="9pt" officeooo:paragraph-rsid="01f04858" style:font-size-asian="9pt" style:font-size-complex="9pt"/>
    </style:style>
    <style:style style:name="P38" style:family="paragraph" style:parent-style-name="Standard">
      <style:text-properties style:font-name="Ubuntu Mono" fo:font-size="9pt" officeooo:paragraph-rsid="0274a5c9" style:font-size-asian="9pt" style:font-size-complex="9pt"/>
    </style:style>
    <style:style style:name="P39" style:family="paragraph" style:parent-style-name="Standard">
      <style:text-properties style:font-name="Ubuntu Mono" fo:font-size="9pt" officeooo:paragraph-rsid="027c51ef" style:font-size-asian="9pt" style:font-size-complex="9pt"/>
    </style:style>
    <style:style style:name="P40" style:family="paragraph" style:parent-style-name="Standard">
      <style:text-properties style:font-name="Ubuntu Mono" fo:font-size="9pt" officeooo:paragraph-rsid="027ec47c" style:font-size-asian="9pt" style:font-size-complex="9pt"/>
    </style:style>
    <style:style style:name="P41" style:family="paragraph" style:parent-style-name="Standard">
      <style:text-properties style:font-name="Ubuntu Mono" fo:font-size="9pt" officeooo:paragraph-rsid="0287ba16" style:font-size-asian="9pt" style:font-size-complex="9pt"/>
    </style:style>
    <style:style style:name="P42" style:family="paragraph" style:parent-style-name="Table_20_Contents">
      <style:text-properties style:font-name="Ubuntu Mono" fo:font-size="9pt" style:font-size-asian="9pt" style:font-size-complex="9pt"/>
    </style:style>
    <style:style style:name="P43" style:family="paragraph" style:parent-style-name="Table_20_Contents">
      <style:text-properties style:font-name="Ubuntu Mono" fo:font-size="9pt" officeooo:rsid="02383f0f" officeooo:paragraph-rsid="02383f0f" style:font-size-asian="9pt" style:font-size-complex="9pt"/>
    </style:style>
    <style:style style:name="P44" style:family="paragraph" style:parent-style-name="Table_20_Contents">
      <style:text-properties style:font-name="Ubuntu Mono" fo:font-size="9pt" officeooo:rsid="0239aad8" officeooo:paragraph-rsid="0239aad8" style:font-size-asian="9pt" style:font-size-complex="9pt"/>
    </style:style>
    <style:style style:name="P45" style:family="paragraph" style:parent-style-name="Table_20_Contents">
      <style:text-properties style:font-name="Ubuntu Mono" fo:font-size="9pt" officeooo:rsid="023bc1f6" officeooo:paragraph-rsid="023bc1f6" style:font-size-asian="9pt" style:font-size-complex="9pt"/>
    </style:style>
    <style:style style:name="P46" style:family="paragraph" style:parent-style-name="Table_20_Contents">
      <style:text-properties style:font-name="Ubuntu Mono" fo:font-size="9pt" officeooo:rsid="023c5320" officeooo:paragraph-rsid="023c5320" style:font-size-asian="9pt" style:font-size-complex="9pt"/>
    </style:style>
    <style:style style:name="P47" style:family="paragraph" style:parent-style-name="Table_20_Contents">
      <style:text-properties style:font-name="Ubuntu Mono" fo:font-size="9pt" officeooo:rsid="023ef73c" officeooo:paragraph-rsid="023ef73c" style:font-size-asian="9pt" style:font-size-complex="9pt"/>
    </style:style>
    <style:style style:name="P48" style:family="paragraph" style:parent-style-name="Table_20_Contents">
      <style:text-properties style:font-name="Ubuntu Mono" fo:font-size="9pt" officeooo:rsid="02416644" officeooo:paragraph-rsid="02416644" style:font-size-asian="9pt" style:font-size-complex="9pt"/>
    </style:style>
    <style:style style:name="P49" style:family="paragraph" style:parent-style-name="Table_20_Contents">
      <style:text-properties style:font-name="Ubuntu Mono" fo:font-size="9pt" officeooo:rsid="0244ef80" officeooo:paragraph-rsid="0244ef80" style:font-size-asian="9pt" style:font-size-complex="9pt"/>
    </style:style>
    <style:style style:name="P50" style:family="paragraph" style:parent-style-name="Table_20_Contents">
      <style:text-properties style:font-name="Ubuntu Mono" fo:font-size="9pt" officeooo:rsid="02451129" officeooo:paragraph-rsid="02451129" style:font-size-asian="9pt" style:font-size-complex="9pt"/>
    </style:style>
    <style:style style:name="P51" style:family="paragraph" style:parent-style-name="Table_20_Contents">
      <style:text-properties style:font-name="Ubuntu Mono" fo:font-size="9pt" officeooo:rsid="0246181d" officeooo:paragraph-rsid="0246181d" style:font-size-asian="9pt" style:font-size-complex="9pt"/>
    </style:style>
    <style:style style:name="P52" style:family="paragraph" style:parent-style-name="Table_20_Contents">
      <style:text-properties style:font-name="Ubuntu Mono" fo:font-size="9pt" officeooo:rsid="0247d676" officeooo:paragraph-rsid="0247d676" style:font-size-asian="9pt" style:font-size-complex="9pt"/>
    </style:style>
    <style:style style:name="P53" style:family="paragraph" style:parent-style-name="Table_20_Contents">
      <style:text-properties style:font-name="Ubuntu Mono" fo:font-size="9pt" officeooo:rsid="0248c067" officeooo:paragraph-rsid="0248c067" style:font-size-asian="9pt" style:font-size-complex="9pt"/>
    </style:style>
    <style:style style:name="P54" style:family="paragraph" style:parent-style-name="Table_20_Contents">
      <style:text-properties style:font-name="Ubuntu Mono" fo:font-size="9pt" officeooo:rsid="024a779d" officeooo:paragraph-rsid="024a779d" style:font-size-asian="9pt" style:font-size-complex="9pt"/>
    </style:style>
    <style:style style:name="P55" style:family="paragraph" style:parent-style-name="Table_20_Contents">
      <style:text-properties style:font-name="Ubuntu Mono" fo:font-size="9pt" officeooo:rsid="025e2c0b" officeooo:paragraph-rsid="025e2c0b" style:font-size-asian="9pt" style:font-size-complex="9pt"/>
    </style:style>
    <style:style style:name="P56" style:family="paragraph" style:parent-style-name="Standard">
      <style:text-properties style:font-name="Ubuntu Mono" fo:font-size="9pt" officeooo:rsid="00cea558" officeooo:paragraph-rsid="00cea558" style:font-size-asian="9pt" style:font-size-complex="9pt"/>
    </style:style>
    <style:style style:name="P57" style:family="paragraph" style:parent-style-name="Standard">
      <style:text-properties style:font-name="Ubuntu Mono" fo:font-size="9pt" officeooo:paragraph-rsid="02e4d6f1" style:font-size-asian="9pt" style:font-size-complex="9pt"/>
    </style:style>
    <style:style style:name="P58" style:family="paragraph" style:parent-style-name="Standard">
      <style:text-properties style:font-name="Ubuntu Mono" fo:font-size="9pt" fo:font-weight="normal" style:font-size-asian="9pt" style:font-weight-asian="normal" style:font-size-complex="9pt" style:font-weight-complex="normal"/>
    </style:style>
    <style:style style:name="P59" style:family="paragraph" style:parent-style-name="Standard">
      <style:text-properties style:font-name="Ubuntu Mono" fo:font-size="9pt" fo:font-weight="normal" officeooo:paragraph-rsid="008b036e" style:font-size-asian="9pt" style:font-weight-asian="normal" style:font-size-complex="9pt" style:font-weight-complex="normal"/>
    </style:style>
    <style:style style:name="P60" style:family="paragraph" style:parent-style-name="Standard">
      <style:text-properties style:font-name="Ubuntu Mono" fo:font-size="9pt" fo:font-weight="normal" officeooo:paragraph-rsid="00bf4369" style:font-size-asian="9pt" style:font-weight-asian="normal" style:font-size-complex="9pt" style:font-weight-complex="normal"/>
    </style:style>
    <style:style style:name="P61" style:family="paragraph" style:parent-style-name="Standard">
      <style:text-properties style:font-name="Ubuntu Mono" fo:font-size="9pt" fo:font-weight="normal" officeooo:rsid="0046ed32" officeooo:paragraph-rsid="0046ed32" style:font-size-asian="9pt" style:font-weight-asian="normal" style:font-size-complex="9pt" style:font-weight-complex="normal"/>
    </style:style>
    <style:style style:name="P62" style:family="paragraph" style:parent-style-name="Standard">
      <style:text-properties style:font-name="Ubuntu Mono" fo:font-size="9pt" fo:font-weight="normal" officeooo:rsid="013f4c91" officeooo:paragraph-rsid="013f4c91" style:font-size-asian="9pt" style:font-weight-asian="normal" style:font-size-complex="9pt" style:font-weight-complex="normal"/>
    </style:style>
    <style:style style:name="P63" style:family="paragraph" style:parent-style-name="Standard">
      <style:text-properties style:font-name="Ubuntu Mono" fo:font-size="9pt" fo:font-weight="normal" officeooo:rsid="0144ad33" officeooo:paragraph-rsid="0144ad33" style:font-size-asian="9pt" style:font-weight-asian="normal" style:font-size-complex="9pt" style:font-weight-complex="normal"/>
    </style:style>
    <style:style style:name="P64" style:family="paragraph" style:parent-style-name="Standard">
      <style:text-properties style:font-name="Ubuntu Mono" fo:font-size="9pt" fo:font-weight="normal" officeooo:rsid="0147b0f4" officeooo:paragraph-rsid="0147b0f4" style:font-size-asian="9pt" style:font-weight-asian="normal" style:font-size-complex="9pt" style:font-weight-complex="normal"/>
    </style:style>
    <style:style style:name="P65" style:family="paragraph" style:parent-style-name="Standard">
      <style:text-properties style:font-name="Ubuntu Mono" fo:font-size="9pt" fo:font-weight="normal" officeooo:rsid="0148fdcd" officeooo:paragraph-rsid="0148fdcd" style:font-size-asian="9pt" style:font-weight-asian="normal" style:font-size-complex="9pt" style:font-weight-complex="normal"/>
    </style:style>
    <style:style style:name="P66" style:family="paragraph" style:parent-style-name="Standard">
      <style:text-properties style:font-name="Ubuntu Mono" fo:font-size="9pt" fo:font-weight="normal" officeooo:rsid="014a5566" officeooo:paragraph-rsid="014a5566" style:font-size-asian="9pt" style:font-weight-asian="normal" style:font-size-complex="9pt" style:font-weight-complex="normal"/>
    </style:style>
    <style:style style:name="P67" style:family="paragraph" style:parent-style-name="Standard">
      <style:text-properties style:font-name="Ubuntu Mono" fo:font-size="9pt" fo:font-weight="normal" officeooo:rsid="014a8f3f" officeooo:paragraph-rsid="014a8f3f" style:font-size-asian="9pt" style:font-weight-asian="normal" style:font-size-complex="9pt" style:font-weight-complex="normal"/>
    </style:style>
    <style:style style:name="P68" style:family="paragraph" style:parent-style-name="Standard">
      <style:text-properties style:font-name="Ubuntu Mono" fo:font-size="9pt" fo:font-weight="normal" officeooo:rsid="014e9180" officeooo:paragraph-rsid="014e9180" style:font-size-asian="9pt" style:font-weight-asian="normal" style:font-size-complex="9pt" style:font-weight-complex="normal"/>
    </style:style>
    <style:style style:name="P69" style:family="paragraph" style:parent-style-name="Standard">
      <style:text-properties style:font-name="Ubuntu Mono" fo:font-size="9pt" fo:font-weight="normal" officeooo:rsid="015aa80f" officeooo:paragraph-rsid="015aa80f" style:font-size-asian="9pt" style:font-weight-asian="normal" style:font-size-complex="9pt" style:font-weight-complex="normal"/>
    </style:style>
    <style:style style:name="P70" style:family="paragraph" style:parent-style-name="Standard">
      <style:text-properties style:font-name="Ubuntu Mono" fo:font-size="9pt" fo:font-weight="normal" officeooo:rsid="015b8d7b" officeooo:paragraph-rsid="015df375" style:font-size-asian="9pt" style:font-weight-asian="normal" style:font-size-complex="9pt" style:font-weight-complex="normal"/>
    </style:style>
    <style:style style:name="P71" style:family="paragraph" style:parent-style-name="Standard">
      <style:text-properties style:font-name="Ubuntu Mono" fo:font-size="9pt" fo:font-weight="normal" officeooo:rsid="0160a51e" officeooo:paragraph-rsid="0160a51e" style:font-size-asian="9pt" style:font-weight-asian="normal" style:font-size-complex="9pt" style:font-weight-complex="normal"/>
    </style:style>
    <style:style style:name="P72" style:family="paragraph" style:parent-style-name="Standard">
      <style:text-properties style:font-name="Ubuntu Mono" fo:font-size="9pt" fo:font-weight="normal" officeooo:rsid="016267d1" officeooo:paragraph-rsid="016267d1" style:font-size-asian="9pt" style:font-weight-asian="normal" style:font-size-complex="9pt" style:font-weight-complex="normal"/>
    </style:style>
    <style:style style:name="P73" style:family="paragraph" style:parent-style-name="Standard">
      <style:text-properties style:font-name="Ubuntu Mono" fo:font-size="9pt" fo:font-weight="normal" officeooo:rsid="016b082a" officeooo:paragraph-rsid="016b082a" style:font-size-asian="9pt" style:font-weight-asian="normal" style:font-size-complex="9pt" style:font-weight-complex="normal"/>
    </style:style>
    <style:style style:name="P74" style:family="paragraph" style:parent-style-name="Standard">
      <style:text-properties style:font-name="Ubuntu Mono" fo:font-size="9pt" fo:font-weight="normal" officeooo:rsid="016fa8c9" officeooo:paragraph-rsid="016fa8c9" style:font-size-asian="9pt" style:font-weight-asian="normal" style:font-size-complex="9pt" style:font-weight-complex="normal"/>
    </style:style>
    <style:style style:name="P75" style:family="paragraph" style:parent-style-name="Standard">
      <style:text-properties style:font-name="Ubuntu Mono" fo:font-size="9pt" fo:font-weight="normal" officeooo:rsid="0170154e" officeooo:paragraph-rsid="0170154e" style:font-size-asian="9pt" style:font-weight-asian="normal" style:font-size-complex="9pt" style:font-weight-complex="normal"/>
    </style:style>
    <style:style style:name="P76" style:family="paragraph" style:parent-style-name="Standard">
      <style:text-properties style:font-name="Ubuntu Mono" fo:font-size="9pt" fo:font-weight="normal" officeooo:rsid="01719822" officeooo:paragraph-rsid="01719822" style:font-size-asian="9pt" style:font-weight-asian="normal" style:font-size-complex="9pt" style:font-weight-complex="normal"/>
    </style:style>
    <style:style style:name="P77" style:family="paragraph" style:parent-style-name="Standard">
      <style:text-properties style:font-name="Ubuntu Mono" fo:font-size="9pt" fo:font-weight="normal" officeooo:rsid="017fd5bf" officeooo:paragraph-rsid="017fd5bf" style:font-size-asian="9pt" style:font-weight-asian="normal" style:font-size-complex="9pt" style:font-weight-complex="normal"/>
    </style:style>
    <style:style style:name="P78" style:family="paragraph" style:parent-style-name="Standard">
      <style:text-properties style:font-name="Ubuntu Mono" fo:font-size="9pt" fo:font-weight="normal" officeooo:rsid="0184218b" officeooo:paragraph-rsid="0184218b" style:font-size-asian="9pt" style:font-weight-asian="normal" style:font-size-complex="9pt" style:font-weight-complex="normal"/>
    </style:style>
    <style:style style:name="P79" style:family="paragraph" style:parent-style-name="Standard">
      <style:text-properties style:font-name="Ubuntu Mono" fo:font-size="9pt" fo:font-weight="normal" officeooo:rsid="01848a34" officeooo:paragraph-rsid="01848a34" style:font-size-asian="9pt" style:font-weight-asian="normal" style:font-size-complex="9pt" style:font-weight-complex="normal"/>
    </style:style>
    <style:style style:name="P80" style:family="paragraph" style:parent-style-name="Standard">
      <style:text-properties style:font-name="Ubuntu Mono" fo:font-size="9pt" fo:font-weight="normal" officeooo:rsid="01856f4d" officeooo:paragraph-rsid="01856f4d" style:font-size-asian="9pt" style:font-weight-asian="normal" style:font-size-complex="9pt" style:font-weight-complex="normal"/>
    </style:style>
    <style:style style:name="P81" style:family="paragraph" style:parent-style-name="Standard">
      <style:text-properties style:font-name="Ubuntu Mono" fo:font-size="9pt" fo:font-weight="normal" officeooo:rsid="018b2b48" officeooo:paragraph-rsid="018b2b48" style:font-size-asian="9pt" style:font-weight-asian="normal" style:font-size-complex="9pt" style:font-weight-complex="normal"/>
    </style:style>
    <style:style style:name="P82" style:family="paragraph" style:parent-style-name="Standard">
      <style:text-properties style:font-name="Ubuntu Mono" fo:font-size="9pt" fo:font-weight="normal" officeooo:rsid="018f2b46" officeooo:paragraph-rsid="018f2b46" style:font-size-asian="9pt" style:font-weight-asian="normal" style:font-size-complex="9pt" style:font-weight-complex="normal"/>
    </style:style>
    <style:style style:name="P83" style:family="paragraph" style:parent-style-name="Standard">
      <style:text-properties style:font-name="Ubuntu Mono" fo:font-size="9pt" fo:font-weight="normal" officeooo:rsid="002fb4b1" officeooo:paragraph-rsid="002fb4b1" style:font-size-asian="9pt" style:font-weight-asian="normal" style:font-size-complex="9pt" style:font-weight-complex="normal"/>
    </style:style>
    <style:style style:name="P84" style:family="paragraph" style:parent-style-name="Standard">
      <style:text-properties style:font-name="Ubuntu Mono" fo:font-size="9pt" fo:font-weight="normal" officeooo:paragraph-rsid="020b9de0" style:font-size-asian="9pt" style:font-weight-asian="normal" style:font-size-complex="9pt" style:font-weight-complex="normal"/>
    </style:style>
    <style:style style:name="P85" style:family="paragraph" style:parent-style-name="Standard">
      <style:text-properties style:font-name="Ubuntu Mono" fo:font-size="9pt" fo:font-weight="normal" officeooo:rsid="0221bc7a" officeooo:paragraph-rsid="0236a2a6" style:font-size-asian="9pt" style:font-weight-asian="normal" style:font-size-complex="9pt" style:font-weight-complex="normal"/>
    </style:style>
    <style:style style:name="P86" style:family="paragraph" style:parent-style-name="Standard">
      <style:text-properties style:font-name="Ubuntu Mono" fo:font-size="9pt" fo:font-weight="normal" officeooo:rsid="0272c998" officeooo:paragraph-rsid="0272c998" style:font-size-asian="9pt" style:font-weight-asian="normal" style:font-size-complex="9pt" style:font-weight-complex="normal"/>
    </style:style>
    <style:style style:name="P87" style:family="paragraph" style:parent-style-name="Standard">
      <style:text-properties style:font-name="Ubuntu Mono" fo:font-size="9pt" fo:font-weight="normal" officeooo:paragraph-rsid="02792204" style:font-size-asian="9pt" style:font-weight-asian="normal" style:font-size-complex="9pt" style:font-weight-complex="normal"/>
    </style:style>
    <style:style style:name="P88" style:family="paragraph" style:parent-style-name="Standard">
      <style:text-properties style:font-name="Ubuntu Mono" fo:font-size="9pt" fo:font-weight="normal" officeooo:rsid="00f168cf" officeooo:paragraph-rsid="00f168cf" style:font-size-asian="9pt" style:font-weight-asian="normal" style:font-size-complex="9pt" style:font-weight-complex="normal"/>
    </style:style>
    <style:style style:name="P89" style:family="paragraph" style:parent-style-name="Standard">
      <style:text-properties style:font-name="Ubuntu Mono" fo:font-size="9pt" fo:font-weight="normal" officeooo:rsid="02993520" officeooo:paragraph-rsid="02993520" style:font-size-asian="9pt" style:font-weight-asian="normal" style:font-size-complex="9pt" style:font-weight-complex="normal"/>
    </style:style>
    <style:style style:name="P90" style:family="paragraph" style:parent-style-name="Standard">
      <style:text-properties style:font-name="Ubuntu Mono" fo:font-size="9pt" fo:font-weight="normal" officeooo:rsid="011e5ec3" officeooo:paragraph-rsid="011e5ec3" style:font-size-asian="9pt" style:font-weight-asian="normal" style:font-size-complex="9pt" style:font-weight-complex="normal"/>
    </style:style>
    <style:style style:name="P91" style:family="paragraph" style:parent-style-name="Standard">
      <style:text-properties fo:color="#808080" loext:opacity="100%" style:font-name="Ubuntu Mono" fo:font-size="9pt" fo:font-weight="normal" style:font-size-asian="9pt" style:font-weight-asian="normal" style:font-size-complex="9pt" style:font-weight-complex="normal"/>
    </style:style>
    <style:style style:name="P92" style:family="paragraph" style:parent-style-name="Standard">
      <style:text-properties fo:color="#808080" loext:opacity="100%" style:font-name="Ubuntu Mono" fo:font-size="9pt" officeooo:rsid="029f3a46" officeooo:paragraph-rsid="02a46685" style:font-size-asian="9pt" style:font-size-complex="9pt"/>
    </style:style>
    <style:style style:name="P93" style:family="paragraph" style:parent-style-name="Standard">
      <style:text-properties fo:color="#808080" loext:opacity="100%" style:font-name="Ubuntu Mono" fo:font-size="9pt" officeooo:rsid="029f3a46" officeooo:paragraph-rsid="02a54b45" style:font-size-asian="9pt" style:font-size-complex="9pt"/>
    </style:style>
    <style:style style:name="P94" style:family="paragraph" style:parent-style-name="Standard">
      <style:text-properties fo:color="#808080" loext:opacity="100%" style:font-name="Ubuntu Mono" fo:font-size="9pt" officeooo:paragraph-rsid="02c59ee0" style:font-size-asian="9pt" style:font-size-complex="9pt"/>
    </style:style>
    <style:style style:name="P95" style:family="paragraph" style:parent-style-name="Standard">
      <style:text-properties style:font-name="Ubuntu Mono" fo:font-size="9pt" officeooo:rsid="00bccca7" officeooo:paragraph-rsid="02ec9741" style:font-size-asian="9pt" style:font-size-complex="9pt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officeooo:rsid="001fb87e"/>
    </style:style>
    <style:style style:name="T3" style:family="text">
      <style:text-properties fo:color="#808080" loext:opacity="100%" officeooo:rsid="001fbdd8"/>
    </style:style>
    <style:style style:name="T4" style:family="text">
      <style:text-properties fo:color="#808080" loext:opacity="100%" officeooo:rsid="0020e964"/>
    </style:style>
    <style:style style:name="T5" style:family="text">
      <style:text-properties fo:color="#808080" loext:opacity="100%" officeooo:rsid="0023e7af"/>
    </style:style>
    <style:style style:name="T6" style:family="text">
      <style:text-properties fo:color="#808080" loext:opacity="100%" officeooo:rsid="00263868"/>
    </style:style>
    <style:style style:name="T7" style:family="text">
      <style:text-properties fo:color="#808080" loext:opacity="100%" officeooo:rsid="002700a2"/>
    </style:style>
    <style:style style:name="T8" style:family="text">
      <style:text-properties fo:color="#808080" loext:opacity="100%" officeooo:rsid="002728e7"/>
    </style:style>
    <style:style style:name="T9" style:family="text">
      <style:text-properties fo:color="#808080" loext:opacity="100%" officeooo:rsid="0028566c"/>
    </style:style>
    <style:style style:name="T10" style:family="text">
      <style:text-properties fo:color="#808080" loext:opacity="100%" officeooo:rsid="020229dd"/>
    </style:style>
    <style:style style:name="T11" style:family="text">
      <style:text-properties fo:color="#808080" loext:opacity="100%" officeooo:rsid="0138130a"/>
    </style:style>
    <style:style style:name="T12" style:family="text">
      <style:text-properties fo:color="#808080" loext:opacity="100%" officeooo:rsid="02c3ecfa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e07cdb" style:font-weight-asian="normal" style:font-weight-complex="normal"/>
    </style:style>
    <style:style style:name="T15" style:family="text">
      <style:text-properties fo:font-weight="normal" officeooo:rsid="00e5aa73" style:font-weight-asian="normal" style:font-weight-complex="normal"/>
    </style:style>
    <style:style style:name="T16" style:family="text">
      <style:text-properties fo:font-weight="normal" officeooo:rsid="00e73304" style:font-weight-asian="normal" style:font-weight-complex="normal"/>
    </style:style>
    <style:style style:name="T17" style:family="text">
      <style:text-properties fo:font-weight="normal" officeooo:rsid="00ea0f7b" style:font-weight-asian="normal" style:font-weight-complex="normal"/>
    </style:style>
    <style:style style:name="T18" style:family="text">
      <style:text-properties fo:font-weight="normal" officeooo:rsid="00f083e1" style:font-weight-asian="normal" style:font-weight-complex="normal"/>
    </style:style>
    <style:style style:name="T19" style:family="text">
      <style:text-properties fo:font-weight="normal" officeooo:rsid="00f13522" style:font-weight-asian="normal" style:font-weight-complex="normal"/>
    </style:style>
    <style:style style:name="T20" style:family="text">
      <style:text-properties fo:font-weight="normal" officeooo:rsid="00f37191" style:font-weight-asian="normal" style:font-weight-complex="normal"/>
    </style:style>
    <style:style style:name="T21" style:family="text">
      <style:text-properties fo:font-weight="normal" officeooo:rsid="00f628bf" style:font-weight-asian="normal" style:font-weight-complex="normal"/>
    </style:style>
    <style:style style:name="T22" style:family="text">
      <style:text-properties fo:font-weight="normal" officeooo:rsid="00f84a57" style:font-weight-asian="normal" style:font-weight-complex="normal"/>
    </style:style>
    <style:style style:name="T23" style:family="text">
      <style:text-properties fo:font-weight="normal" officeooo:rsid="00f95093" style:font-weight-asian="normal" style:font-weight-complex="normal"/>
    </style:style>
    <style:style style:name="T24" style:family="text">
      <style:text-properties fo:font-weight="normal" officeooo:rsid="00fbf390" style:font-weight-asian="normal" style:font-weight-complex="normal"/>
    </style:style>
    <style:style style:name="T25" style:family="text">
      <style:text-properties fo:font-weight="normal" officeooo:rsid="00fd6e15" style:font-weight-asian="normal" style:font-weight-complex="normal"/>
    </style:style>
    <style:style style:name="T26" style:family="text">
      <style:text-properties fo:font-weight="normal" officeooo:rsid="00fee1ae" style:font-weight-asian="normal" style:font-weight-complex="normal"/>
    </style:style>
    <style:style style:name="T27" style:family="text">
      <style:text-properties fo:font-weight="normal" officeooo:rsid="0100fa9f" style:font-weight-asian="normal" style:font-weight-complex="normal"/>
    </style:style>
    <style:style style:name="T28" style:family="text">
      <style:text-properties fo:font-weight="normal" officeooo:rsid="0104550f" style:font-weight-asian="normal" style:font-weight-complex="normal"/>
    </style:style>
    <style:style style:name="T29" style:family="text">
      <style:text-properties fo:font-weight="normal" officeooo:rsid="01058ff7" style:font-weight-asian="normal" style:font-weight-complex="normal"/>
    </style:style>
    <style:style style:name="T30" style:family="text">
      <style:text-properties fo:font-weight="normal" officeooo:rsid="010c0741" style:font-weight-asian="normal" style:font-weight-complex="normal"/>
    </style:style>
    <style:style style:name="T31" style:family="text">
      <style:text-properties fo:font-weight="normal" officeooo:rsid="010cb8ee" style:font-weight-asian="normal" style:font-weight-complex="normal"/>
    </style:style>
    <style:style style:name="T32" style:family="text">
      <style:text-properties fo:font-weight="normal" officeooo:rsid="011fbf63" style:font-weight-asian="normal" style:font-weight-complex="normal"/>
    </style:style>
    <style:style style:name="T33" style:family="text">
      <style:text-properties fo:font-weight="normal" officeooo:rsid="0121340b" style:font-weight-asian="normal" style:font-weight-complex="normal"/>
    </style:style>
    <style:style style:name="T34" style:family="text">
      <style:text-properties fo:font-weight="normal" officeooo:rsid="01b8dde2" style:font-weight-asian="normal" style:font-weight-complex="normal"/>
    </style:style>
    <style:style style:name="T35" style:family="text">
      <style:text-properties fo:font-weight="normal" officeooo:rsid="01ddda30" style:font-weight-asian="normal" style:font-weight-complex="normal"/>
    </style:style>
    <style:style style:name="T36" style:family="text">
      <style:text-properties fo:font-weight="normal" officeooo:rsid="01e07642" style:font-weight-asian="normal" style:font-weight-complex="normal"/>
    </style:style>
    <style:style style:name="T37" style:family="text">
      <style:text-properties fo:font-weight="normal" officeooo:rsid="01e3bb6f" style:font-weight-asian="normal" style:font-weight-complex="normal"/>
    </style:style>
    <style:style style:name="T38" style:family="text">
      <style:text-properties fo:font-weight="normal" officeooo:rsid="011e5ec3" style:font-weight-asian="normal" style:font-weight-complex="normal"/>
    </style:style>
    <style:style style:name="T39" style:family="text">
      <style:text-properties officeooo:rsid="00150b21"/>
    </style:style>
    <style:style style:name="T40" style:family="text">
      <style:text-properties officeooo:rsid="00153464"/>
    </style:style>
    <style:style style:name="T41" style:family="text">
      <style:text-properties officeooo:rsid="00164ff5"/>
    </style:style>
    <style:style style:name="T42" style:family="text">
      <style:text-properties officeooo:rsid="007668e6"/>
    </style:style>
    <style:style style:name="T43" style:family="text">
      <style:text-properties officeooo:rsid="00868685"/>
    </style:style>
    <style:style style:name="T44" style:family="text">
      <style:text-properties officeooo:rsid="0089fcf2"/>
    </style:style>
    <style:style style:name="T45" style:family="text">
      <style:text-properties officeooo:rsid="008b036e"/>
    </style:style>
    <style:style style:name="T46" style:family="text">
      <style:text-properties officeooo:rsid="008c16aa"/>
    </style:style>
    <style:style style:name="T47" style:family="text">
      <style:text-properties officeooo:rsid="00ad42ed"/>
    </style:style>
    <style:style style:name="T48" style:family="text">
      <style:text-properties officeooo:rsid="00bb46af"/>
    </style:style>
    <style:style style:name="T49" style:family="text">
      <style:text-properties officeooo:rsid="00bbe2b3"/>
    </style:style>
    <style:style style:name="T50" style:family="text">
      <style:text-properties officeooo:rsid="00bd04b2"/>
    </style:style>
    <style:style style:name="T51" style:family="text">
      <style:text-properties officeooo:rsid="00c69a3d"/>
    </style:style>
    <style:style style:name="T52" style:family="text">
      <style:text-properties officeooo:rsid="00c98294"/>
    </style:style>
    <style:style style:name="T53" style:family="text">
      <style:text-properties officeooo:rsid="00cabd22"/>
    </style:style>
    <style:style style:name="T54" style:family="text">
      <style:text-properties officeooo:rsid="00cc8db7"/>
    </style:style>
    <style:style style:name="T55" style:family="text">
      <style:text-properties officeooo:rsid="010e89b9"/>
    </style:style>
    <style:style style:name="T56" style:family="text">
      <style:text-properties officeooo:rsid="012a2f55"/>
    </style:style>
    <style:style style:name="T57" style:family="text">
      <style:text-properties officeooo:rsid="012c98d8"/>
    </style:style>
    <style:style style:name="T58" style:family="text">
      <style:text-properties officeooo:rsid="0138130a"/>
    </style:style>
    <style:style style:name="T59" style:family="text">
      <style:text-properties officeooo:rsid="01432072"/>
    </style:style>
    <style:style style:name="T60" style:family="text">
      <style:text-properties officeooo:rsid="014cddc7"/>
    </style:style>
    <style:style style:name="T61" style:family="text">
      <style:text-properties officeooo:rsid="01504d90"/>
    </style:style>
    <style:style style:name="T62" style:family="text">
      <style:text-properties officeooo:rsid="0151f7b2"/>
    </style:style>
    <style:style style:name="T63" style:family="text">
      <style:text-properties officeooo:rsid="0153d099"/>
    </style:style>
    <style:style style:name="T64" style:family="text">
      <style:text-properties officeooo:rsid="0154a06f"/>
    </style:style>
    <style:style style:name="T65" style:family="text">
      <style:text-properties officeooo:rsid="01566140"/>
    </style:style>
    <style:style style:name="T66" style:family="text">
      <style:text-properties officeooo:rsid="015703ba"/>
    </style:style>
    <style:style style:name="T67" style:family="text">
      <style:text-properties officeooo:rsid="015af642"/>
    </style:style>
    <style:style style:name="T68" style:family="text">
      <style:text-properties officeooo:rsid="015b8d7b"/>
    </style:style>
    <style:style style:name="T69" style:family="text">
      <style:text-properties officeooo:rsid="015c6576"/>
    </style:style>
    <style:style style:name="T70" style:family="text">
      <style:text-properties officeooo:rsid="015d4ecd"/>
    </style:style>
    <style:style style:name="T71" style:family="text">
      <style:text-properties officeooo:rsid="015df375"/>
    </style:style>
    <style:style style:name="T72" style:family="text">
      <style:text-properties officeooo:rsid="0163f96a"/>
    </style:style>
    <style:style style:name="T73" style:family="text">
      <style:text-properties officeooo:rsid="0164c584"/>
    </style:style>
    <style:style style:name="T74" style:family="text">
      <style:text-properties officeooo:rsid="016616a9"/>
    </style:style>
    <style:style style:name="T75" style:family="text">
      <style:text-properties officeooo:rsid="016b082a"/>
    </style:style>
    <style:style style:name="T76" style:family="text">
      <style:text-properties officeooo:rsid="016d06ec"/>
    </style:style>
    <style:style style:name="T77" style:family="text">
      <style:text-properties officeooo:rsid="016ef333"/>
    </style:style>
    <style:style style:name="T78" style:family="text">
      <style:text-properties officeooo:rsid="016f3c58"/>
    </style:style>
    <style:style style:name="T79" style:family="text">
      <style:text-properties officeooo:rsid="0184218b"/>
    </style:style>
    <style:style style:name="T80" style:family="text">
      <style:text-properties officeooo:rsid="01851afe"/>
    </style:style>
    <style:style style:name="T81" style:family="text">
      <style:text-properties officeooo:rsid="01856f4d"/>
    </style:style>
    <style:style style:name="T82" style:family="text">
      <style:text-properties officeooo:rsid="01870fed"/>
    </style:style>
    <style:style style:name="T83" style:family="text">
      <style:text-properties officeooo:rsid="01881dc6"/>
    </style:style>
    <style:style style:name="T84" style:family="text">
      <style:text-properties officeooo:rsid="0188a28e"/>
    </style:style>
    <style:style style:name="T85" style:family="text">
      <style:text-properties officeooo:rsid="018d527c"/>
    </style:style>
    <style:style style:name="T86" style:family="text">
      <style:text-properties officeooo:rsid="019055dc"/>
    </style:style>
    <style:style style:name="T87" style:family="text">
      <style:text-properties officeooo:rsid="01936849"/>
    </style:style>
    <style:style style:name="T88" style:family="text">
      <style:text-properties officeooo:rsid="0194c6c8"/>
    </style:style>
    <style:style style:name="T89" style:family="text">
      <style:text-properties officeooo:rsid="01964d7c"/>
    </style:style>
    <style:style style:name="T90" style:family="text">
      <style:text-properties officeooo:rsid="01985236"/>
    </style:style>
    <style:style style:name="T91" style:family="text">
      <style:text-properties officeooo:rsid="0199d436"/>
    </style:style>
    <style:style style:name="T92" style:family="text">
      <style:text-properties officeooo:rsid="019dfedb"/>
    </style:style>
    <style:style style:name="T93" style:family="text">
      <style:text-properties officeooo:rsid="019f9d5f"/>
    </style:style>
    <style:style style:name="T94" style:family="text">
      <style:text-properties officeooo:rsid="01a35bcd"/>
    </style:style>
    <style:style style:name="T95" style:family="text">
      <style:text-properties officeooo:rsid="01a4a538"/>
    </style:style>
    <style:style style:name="T96" style:family="text">
      <style:text-properties officeooo:rsid="01a5289e"/>
    </style:style>
    <style:style style:name="T97" style:family="text">
      <style:text-properties officeooo:rsid="01a74af9"/>
    </style:style>
    <style:style style:name="T98" style:family="text">
      <style:text-properties officeooo:rsid="01acbddd"/>
    </style:style>
    <style:style style:name="T99" style:family="text">
      <style:text-properties officeooo:rsid="01afc0f0"/>
    </style:style>
    <style:style style:name="T100" style:family="text">
      <style:text-properties officeooo:rsid="01c055c6"/>
    </style:style>
    <style:style style:name="T101" style:family="text">
      <style:text-properties officeooo:rsid="01ca7602"/>
    </style:style>
    <style:style style:name="T102" style:family="text">
      <style:text-properties officeooo:rsid="01d01b2b"/>
    </style:style>
    <style:style style:name="T103" style:family="text">
      <style:text-properties officeooo:rsid="01d7b254"/>
    </style:style>
    <style:style style:name="T104" style:family="text">
      <style:text-properties officeooo:rsid="01d8902a"/>
    </style:style>
    <style:style style:name="T105" style:family="text">
      <style:text-properties officeooo:rsid="01dbdf15"/>
    </style:style>
    <style:style style:name="T106" style:family="text">
      <style:text-properties officeooo:rsid="02103fbb"/>
    </style:style>
    <style:style style:name="T107" style:family="text">
      <style:text-properties officeooo:rsid="021c10a9"/>
    </style:style>
    <style:style style:name="T108" style:family="text">
      <style:text-properties officeooo:rsid="021d45d2"/>
    </style:style>
    <style:style style:name="T109" style:family="text">
      <style:text-properties officeooo:rsid="021f2bdf"/>
    </style:style>
    <style:style style:name="T110" style:family="text">
      <style:text-properties officeooo:rsid="022000ec"/>
    </style:style>
    <style:style style:name="T111" style:family="text">
      <style:text-properties officeooo:rsid="02211e8e"/>
    </style:style>
    <style:style style:name="T112" style:family="text">
      <style:text-properties officeooo:rsid="0222e761"/>
    </style:style>
    <style:style style:name="T113" style:family="text">
      <style:text-properties officeooo:rsid="02383f0f"/>
    </style:style>
    <style:style style:name="T114" style:family="text">
      <style:text-properties officeooo:rsid="0252ce5e"/>
    </style:style>
    <style:style style:name="T115" style:family="text">
      <style:text-properties officeooo:rsid="0270fc8f"/>
    </style:style>
    <style:style style:name="T116" style:family="text">
      <style:text-properties officeooo:rsid="029a756b"/>
    </style:style>
    <style:style style:name="T117" style:family="text">
      <style:text-properties officeooo:rsid="029bfe31"/>
    </style:style>
    <style:style style:name="T118" style:family="text">
      <style:text-properties officeooo:rsid="029f4442"/>
    </style:style>
    <style:style style:name="T119" style:family="text">
      <style:text-properties officeooo:rsid="02a01eeb"/>
    </style:style>
    <style:style style:name="T120" style:family="text">
      <style:text-properties officeooo:rsid="02a64ac1"/>
    </style:style>
    <style:style style:name="T121" style:family="text">
      <style:text-properties officeooo:rsid="02a82516"/>
    </style:style>
    <style:style style:name="T122" style:family="text">
      <style:text-properties officeooo:rsid="02b0e644"/>
    </style:style>
    <style:style style:name="T123" style:family="text">
      <style:text-properties officeooo:rsid="02b20df2"/>
    </style:style>
    <style:style style:name="T124" style:family="text">
      <style:text-properties officeooo:rsid="02c79d87"/>
    </style:style>
    <style:style style:name="T125" style:family="text">
      <style:text-properties officeooo:rsid="02c7eb34"/>
    </style:style>
    <style:style style:name="T126" style:family="text">
      <style:text-properties officeooo:rsid="02c9a254"/>
    </style:style>
    <style:style style:name="T127" style:family="text">
      <style:text-properties officeooo:rsid="02cc4105"/>
    </style:style>
    <style:style style:name="T128" style:family="text">
      <style:text-properties officeooo:rsid="02cfb027"/>
    </style:style>
    <style:style style:name="T129" style:family="text">
      <style:text-properties officeooo:rsid="02d03239"/>
    </style:style>
    <style:style style:name="T130" style:family="text">
      <style:text-properties officeooo:rsid="02d345e6"/>
    </style:style>
    <style:style style:name="T131" style:family="text">
      <style:text-properties officeooo:rsid="02d62c7c"/>
    </style:style>
    <style:style style:name="T132" style:family="text">
      <style:text-properties officeooo:rsid="02d7d301"/>
    </style:style>
    <style:style style:name="T133" style:family="text">
      <style:text-properties officeooo:rsid="02d838a2"/>
    </style:style>
    <style:style style:name="T134" style:family="text">
      <style:text-properties officeooo:rsid="02ec9741"/>
    </style:style>
    <style:style style:name="T135" style:family="text">
      <style:text-properties officeooo:rsid="02f373e7"/>
    </style:style>
    <style:style style:name="T136" style:family="text">
      <style:text-properties officeooo:rsid="02f5fee8"/>
    </style:style>
    <style:style style:name="T137" style:family="text">
      <style:text-properties officeooo:rsid="02f7997c"/>
    </style:style>
    <style:style style:name="T138" style:family="text">
      <style:text-properties officeooo:rsid="02f87a8e"/>
    </style:style>
    <style:style style:name="T139" style:family="text">
      <style:text-properties officeooo:rsid="02f9e16d"/>
    </style:style>
    <style:style style:name="T140" style:family="text">
      <style:text-properties officeooo:rsid="02fbd843"/>
    </style:style>
    <style:style style:name="T141" style:family="text">
      <style:text-properties officeooo:rsid="02fbe164"/>
    </style:style>
    <style:style style:name="T142" style:family="text">
      <style:text-properties officeooo:rsid="02fccf78"/>
    </style:style>
    <style:style style:name="T143" style:family="text">
      <style:text-properties officeooo:rsid="0300b006"/>
    </style:style>
    <style:style style:name="T144" style:family="text">
      <style:text-properties officeooo:rsid="03018e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NCE – <text:span text:style-name="T106">INSTRUCTIONS</text:span></text:p>
      <text:p text:style-name="P87"><text:span text:style-name="T1">(2025 Feb </text:span><text:span text:style-name="T10">1</text:span><text:span text:style-name="T12">1</text:span><text:span text:style-name="T1"> version)</text:span></text:p>
      <text:p text:style-name="P13"/>
      <text:p text:style-name="P41">Quence is a password generator that makes <text:span text:style-name="T127">strong, </text:span>short, memorable passwords.</text:p>
      <text:p text:style-name="P57"><text:span text:style-name="T131">To use it, y</text:span>ou only need this document <text:span text:style-name="T131">(including the two attached tables</text:span>), and a six-sided die.</text:p>
      <text:p text:style-name="P57">Having two or four six-sided dice might make it easier.</text:p>
      <text:p text:style-name="P38"/>
      <text:p text:style-name="P15">Quence <text:span text:style-name="T49">makes</text:span> fake words like ‘<text:span text:style-name="T48">apetol’, ‘shults’, ‘phabid’...</text:span></text:p>
      <text:p text:style-name="P95"><text:span text:style-name="T139">Each word is </text:span><text:span text:style-name="T134">made </text:span><text:span text:style-name="T143">from</text:span><text:span text:style-name="T134"> a half-word from the FIRST 3 t</text:span><text:span text:style-name="T135">able</text:span><text:span text:style-name="T134"> </text:span><text:span text:style-name="T144">plus</text:span><text:span text:style-name="T134"> a half-word from the LAST 3 table.</text:span></text:p>
      <text:p text:style-name="P60">Each <text:span text:style-name="T50">table</text:span> is a 6×6 grid of blocks.</text:p>
      <text:p text:style-name="P60">Each block is a 6×6 grid of half-words.</text:p>
      <text:p text:style-name="P84"/>
      <text:p text:style-name="P58">1. Look at the FIRST 3 table.<text:line-break/> <text:s text:c="2"/>Choose a random block by rolling <text:span text:style-name="T128">the</text:span> die for the row, then rolling <text:span text:style-name="T128">the</text:span> die for the column.</text:p>
      <text:p text:style-name="P58"><text:s text:c="3"/><text:span text:style-name="T1">Example: rolling 1 and then 2 leads to row 1 and column 2: the block with ‘abo’ and ‘cal’.</text:span></text:p>
      <text:p text:style-name="P58"/>
      <text:p text:style-name="P58">2. Look at that block.<text:line-break/> <text:s text:c="2"/>Roll <text:span text:style-name="T129">the</text:span> die twice <text:span text:style-name="T47">more</text:span> to choose a random half-word from that block, in the same way.</text:p>
      <text:p text:style-name="P91"><text:s text:c="3"/>Example: rolling 3 and then 4 leads to row 3 and column 4: the half-word ‘ape’.</text:p>
      <text:p text:style-name="P91"/>
      <text:p text:style-name="P58">3. <text:span text:style-name="T39">Look at the LAST 3 table.<text:line-break/> <text:s text:c="2"/>Repeat the same steps, </text:span><text:span text:style-name="T40">rolling four more times</text:span><text:span text:style-name="T39"> to choose a random half-word </text:span><text:span text:style-name="T42">from the table</text:span><text:span text:style-name="T41">.</text:span></text:p>
      <text:p text:style-name="P58"><text:s text:c="3"/><text:span text:style-name="T1">Example: rolling 6, 1, 2, 4 leads to the half-word ‘tol’.</text:span></text:p>
      <text:p text:style-name="P58"/>
      <text:p text:style-name="P11"><text:span text:style-name="T13">4. Put these h</text:span>alf-words together to make a word.</text:p>
      <text:p text:style-name="P11"><text:s text:c="3"/><text:span text:style-name="T1">Example: ‘apetol’<text:line-break/> <text:s text:c="2"/>If the word isn’t good (like ‘oatnto’), you can throw out that word and start again.</text:span></text:p>
      <text:p text:style-name="P11"/>
      <text:p text:style-name="P11">5. Repeat steps 1-<text:span text:style-name="T102">4</text:span> to make as many words as you want.<text:line-break/> <text:s text:c="2"/><text:span text:style-name="T2">Example: </text:span><text:span text:style-name="T3">rolling </text:span><text:span text:style-name="T4">5 5 5 2 </text:span><text:span text:style-name="T5">4 3 1 3 creates ‘shults’, </text:span><text:span text:style-name="T6">and </text:span><text:span text:style-name="T7">5 2 1 1 </text:span><text:span text:style-name="T8">1 5 4 1 creates ‘phabid’.</text:span></text:p>
      <text:p text:style-name="P11"/>
      <text:p text:style-name="P11">6. Connect the words together to make a password.</text:p>
      <text:p text:style-name="P11"><text:s text:c="3"/><text:span text:style-name="T1">Example: capitalize and put periods between them: Apetol.Shults.Phabid<text:line-break/> <text:s text:c="2"/>or just put them togethe</text:span><text:span text:style-name="T9">r: </text:span><text:span text:style-name="T1">apetolshultsphabid</text:span></text:p>
      <text:p text:style-name="P14"/>
      <text:p text:style-name="P39"/>
      <text:p text:style-name="P83">How many words for a strong password?</text:p>
      <text:p text:style-name="P12">Three words (Example: apetol.shults.phabid) <text:span text:style-name="T116">is a reasonably strong password for most applications.</text:span> <text:s text:c="5"/></text:p>
      <text:p text:style-name="P12">Four words (Example: apetol.shults.phabid.feaser) <text:span text:style-name="T117">is a very strong password for any application.</text:span></text:p>
      <text:p text:style-name="P35">More than that is probably more than necessary for any practical application.</text:p>
      <text:p text:style-name="P35"/>
      <text:p text:style-name="P92">(If you want precise numbers: each 6-letter word contributes 20 bits of entropy.</text:p>
      <text:p text:style-name="P92">So three words is a 60-bit password, <text:span text:style-name="T118">which is considered moderately strong</text:span>,</text:p>
      <text:p text:style-name="P93">and four words is a<text:span text:style-name="T118">n</text:span> 80-bit password, <text:span text:style-name="T118">which is considered very strong</text:span>.</text:p>
      <text:p text:style-name="P94"><text:span text:style-name="T119">Five words </text:span><text:span text:style-name="T120">is</text:span><text:span text:style-name="T119"> a 100-bit password, which </text:span><text:span text:style-name="T121">is extremely strong, </text:span><text:span text:style-name="T122">and</text:span><text:span text:style-name="T121"> probably </text:span><text:span text:style-name="T123">unnecessary</text:span><text:span text:style-name="T121"> for most </text:span><text:span text:style-name="T130">uses</text:span><text:span text:style-name="T119">.</text:span></text:p>
      <text:p text:style-name="P94"><text:span text:style-name="T124">A page explaining the details, </text:span><text:span text:style-name="T125">and</text:span><text:span text:style-name="T124"> explaining “bits of entropy,” </text:span><text:span text:style-name="T126">is coming soon.</text:span><text:span text:style-name="T119">)</text:span></text:p>
      <text:p text:style-name="P7"/>
      <text:p text:style-name="P40"><text:span text:style-name="T1">An automatic digital version of Quence, and </text:span><text:span text:style-name="T11">related</text:span><text:span text:style-name="T1"> files, are available at </text:span><text:a xlink:type="simple" xlink:href="https://github.com/krysdam/quence" text:style-name="Internet_20_link" text:visited-style-name="Visited_20_Internet_20_Link">github.com/krysdam/quence</text:a></text:p>
      <text:p text:style-name="P2">Quence – TECHNICAL DETAILS</text:p>
      <text:p text:style-name="P3"/>
      <text:p text:style-name="P3"/>
      <text:p text:style-name="P6">What is password entropy?</text:p>
      <text:p text:style-name="P61"/>
      <text:p text:style-name="P62">We want a <text:span text:style-name="T59">way to measure password strength.</text:span></text:p>
      <text:p text:style-name="P63">First, what does it mean for a password to be strong?</text:p>
      <text:p text:style-name="P63"/>
      <text:p text:style-name="P64">The worst possible way to choose a password is to always choose the password as ‘a’.</text:p>
      <text:p text:style-name="P65">Then every hacker would know that <text:span text:style-name="T65">your password</text:span> is ‘a’, and they could <text:span text:style-name="T66">take your account instantly.</text:span></text:p>
      <text:p text:style-name="P66">A slightly better way is to choose randomly between ‘a’ and ‘b’.</text:p>
      <text:p text:style-name="P67">Now the hacker must try two options, which is twice as long. <text:span text:style-name="T60">Still not very long, but better.</text:span></text:p>
      <text:p text:style-name="P68"><text:span text:style-name="T62">Even better</text:span>: <text:span text:style-name="T61">choose a random letter from the whole alphabet, </text:span><text:span text:style-name="T63">creating</text:span><text:span text:style-name="T61"> 26 options </text:span><text:span text:style-name="T64">to try</text:span><text:span text:style-name="T61">.</text:span></text:p>
      <text:p text:style-name="P69"><text:span text:style-name="T67">M</text:span>ore options to try, <text:span text:style-name="T68">means more time to hack, means the password is stronger.</text:span></text:p>
      <text:p text:style-name="P69"/>
      <text:p text:style-name="P70">Of course, just 26 options is still <text:span text:style-name="T107">very, very</text:span><text:span text:style-name="T69"> weak.</text:span></text:p>
      <text:p text:style-name="P70"><text:span text:style-name="T70">Modern password-cracking tools </text:span><text:span text:style-name="T71">can </text:span><text:span text:style-name="T108">try</text:span><text:span text:style-name="T71"> millions or even billions of </text:span><text:span text:style-name="T101">guesses</text:span><text:span text:style-name="T71"> every second.</text:span></text:p>
      <text:p text:style-name="P71">Instead of choosing just one letter, we combine many <text:span text:style-name="T100">things</text:span>.</text:p>
      <text:p text:style-name="P72">For example you could choose <text:span text:style-name="T72">five</text:span> random letters, <text:span text:style-name="T73">creating</text:span><text:span text:style-name="T72"> 26</text:span><text:span text:style-name="T77">^5</text:span><text:span text:style-name="T72"> </text:span><text:span text:style-name="T75">= 12 million </text:span><text:span text:style-name="T74">options.</text:span></text:p>
      <text:p text:style-name="P73">Or you could choose <text:span text:style-name="T76">twelve random digits, creating 10^12 = </text:span><text:span text:style-name="T78">1 trillion options.</text:span></text:p>
      <text:p text:style-name="P74"/>
      <text:p text:style-name="P75">We could use this number <text:span text:style-name="T109">as </text:span><text:span text:style-name="T110">our </text:span><text:span text:style-name="T109">numeric measure of</text:span> password strength.</text:p>
      <text:p text:style-name="P76">So the 5-letter password has a strength of 12 million, and 12 digits has a strength of 1 trillion.</text:p>
      <text:p text:style-name="P77">However, instead we use the logarithm of this number. <text:span text:style-name="T79">Specifically, the base-2 logarithm.</text:span></text:p>
      <text:p text:style-name="P79"><text:span text:style-name="T103">The result of that logarithm</text:span> is the “entropy” <text:span text:style-name="T80">of the password, and it’s measured in “bits of entropy.”</text:span></text:p>
      <text:p text:style-name="P79"/>
      <text:p text:style-name="P81">For example:</text:p>
      <text:p text:style-name="P78">log2(<text:span text:style-name="T82">26^5</text:span>) <text:s/>= <text:span text:style-name="T81">23.50 bits of entropy, </text:span><text:span text:style-name="T85">so five random letters have 23.50 bits of entropy.</text:span></text:p>
      <text:p text:style-name="P80">log2(<text:span text:style-name="T83">10^12</text:span>) = <text:span text:style-name="T83">39.86 </text:span><text:span text:style-name="T84">bits of entropy, </text:span><text:span text:style-name="T85">so twelve random digits have 39.86 bits of entropy.</text:span></text:p>
      <text:p text:style-name="P80"/>
      <text:p text:style-name="P82">Taking the logarithm <text:span text:style-name="T86">makes </text:span><text:span text:style-name="T87">a few things nicer.</text:span></text:p>
      <text:p text:style-name="P82">- <text:span text:style-name="T88">Using the number of options leads to </text:span><text:span text:style-name="T111">annoying</text:span><text:span text:style-name="T88"> big numbers: billions, trillions, quadrillions...</text:span></text:p>
      <text:p text:style-name="P82">- <text:span text:style-name="T89">Taking the log</text:span><text:span text:style-name="T91">arithm</text:span><text:span text:style-name="T89"> makes the numbers more manageable: </text:span><text:span text:style-name="T90">30 </text:span><text:span text:style-name="T92">bits</text:span><text:span text:style-name="T90">, 40 </text:span><text:span text:style-name="T92">bits</text:span><text:span text:style-name="T90">, 50 </text:span><text:span text:style-name="T92">bits</text:span><text:span text:style-name="T90">...</text:span></text:p>
      <text:p text:style-name="P82">- <text:span text:style-name="T97">When we use the logarithm</text:span><text:span text:style-name="T93">, </text:span><text:span text:style-name="T94">adding two passwords also adds their entropies:<text:line-break/> <text:s/></text:span><text:span text:style-name="T95">Five</text:span><text:span text:style-name="T94"> random letters plus </text:span><text:span text:style-name="T95">twelve</text:span><text:span text:style-name="T94"> random digits </text:span><text:span text:style-name="T96">has 23.50 + 39.86 = 63.36 bits of entropy.</text:span></text:p>
      <text:p text:style-name="P82"><text:s text:c="2"/><text:span text:style-name="T98">This makes it easier to consider complex password patterns, like two random words plus three digits,</text:span></text:p>
      <text:p text:style-name="P82"><text:s text:c="2"/><text:span text:style-name="T104">because the entropy of the whole pattern is just the sum of the entrop</text:span><text:span text:style-name="T105">y of each part.</text:span></text:p>
      <text:p text:style-name="P82"/>
      <text:p text:style-name="P85">To give a sense of <text:span text:style-name="T112">the “size” of one bit of entropy:</text:span></text:p>
      <text:p text:style-name="P8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Thing</text:p>
          </table:table-cell>
          <table:table-cell table:style-name="Table1.A1" office:value-type="string">
            <text:p text:style-name="P9">Example</text:p>
          </table:table-cell>
          <table:table-cell table:style-name="Table1.C1" office:value-type="string">
            <text:p text:style-name="P8">Entropy</text:p>
          </table:table-cell>
        </table:table-row>
        <table:table-row>
          <table:table-cell table:style-name="Table1.A2" office:value-type="string">
            <text:p text:style-name="P43">Always choose ‘a’</text:p>
          </table:table-cell>
          <table:table-cell table:style-name="Table1.A2" office:value-type="string">
            <text:p text:style-name="P43">a</text:p>
          </table:table-cell>
          <table:table-cell table:style-name="Table1.C2" office:value-type="string">
            <text:p text:style-name="P43">0 bits</text:p>
          </table:table-cell>
        </table:table-row>
        <table:table-row>
          <table:table-cell table:style-name="Table1.A2" office:value-type="string">
            <text:p text:style-name="P42">‘<text:span text:style-name="T113">a’ or ‘b’ randomly</text:span></text:p>
          </table:table-cell>
          <table:table-cell table:style-name="Table1.A2" office:value-type="string">
            <text:p text:style-name="P43">b</text:p>
          </table:table-cell>
          <table:table-cell table:style-name="Table1.C2" office:value-type="string">
            <text:p text:style-name="P44">1 bit</text:p>
          </table:table-cell>
        </table:table-row>
        <table:table-row>
          <table:table-cell table:style-name="Table1.A2" office:value-type="string">
            <text:p text:style-name="P45">10 random ‘a’ or ‘b’</text:p>
          </table:table-cell>
          <table:table-cell table:style-name="Table1.A2" office:value-type="string">
            <text:p text:style-name="P45">baabbabbba</text:p>
          </table:table-cell>
          <table:table-cell table:style-name="Table1.C2" office:value-type="string">
            <text:p text:style-name="P46">10 bits</text:p>
          </table:table-cell>
        </table:table-row>
        <table:table-row>
          <table:table-cell table:style-name="Table1.A2" office:value-type="string">
            <text:p text:style-name="P49">10 random digits</text:p>
          </table:table-cell>
          <table:table-cell table:style-name="Table1.A2" office:value-type="string">
            <text:p text:style-name="P50">3673489912</text:p>
          </table:table-cell>
          <table:table-cell table:style-name="Table1.C2" office:value-type="string">
            <text:p text:style-name="P51">33 bits</text:p>
          </table:table-cell>
        </table:table-row>
        <table:table-row>
          <table:table-cell table:style-name="Table1.A2" office:value-type="string">
            <text:p text:style-name="P47"><text:span text:style-name="T115">A</text:span>n average person’s password</text:p>
          </table:table-cell>
          <table:table-cell table:style-name="Table1.A2" office:value-type="string">
            <text:p text:style-name="P54"><text:span text:style-name="T114">shoveldepict</text:span>341</text:p>
          </table:table-cell>
          <table:table-cell table:style-name="Table1.C2" office:value-type="string">
            <text:p text:style-name="P48">40 bits [2]</text:p>
          </table:table-cell>
        </table:table-row>
        <table:table-row>
          <table:table-cell table:style-name="Table1.A2" office:value-type="string">
            <text:p text:style-name="P52">10 random letters</text:p>
          </table:table-cell>
          <table:table-cell table:style-name="Table1.A2" office:value-type="string">
            <text:p text:style-name="P42">gmnlahficn</text:p>
          </table:table-cell>
          <table:table-cell table:style-name="Table1.C2" office:value-type="string">
            <text:p text:style-name="P53">47 bits</text:p>
          </table:table-cell>
        </table:table-row>
        <table:table-row>
          <table:table-cell table:style-name="Table1.A2" office:value-type="string">
            <text:p text:style-name="P55">10 random characters</text:p>
          </table:table-cell>
          <table:table-cell table:style-name="Table1.A2" office:value-type="string">
            <text:p text:style-name="P42">4.M~r81$kh</text:p>
          </table:table-cell>
          <table:table-cell table:style-name="Table1.C2" office:value-type="string">
            <text:p text:style-name="P55">62 bits</text:p>
          </table:table-cell>
        </table:table-row>
      </table:table>
      <text:p text:style-name="P86"/>
      <text:p text:style-name="P4"/>
      <text:p text:style-name="P5">How many words for a strong password?</text:p>
      <text:p text:style-name="P11"/>
      <text:p text:style-name="P16">Each random 6-letter word corresponds <text:span text:style-name="T51">to a sequence of 8 rolls of a 6-sided die.</text:span></text:p>
      <text:p text:style-name="P17">So there are 6*6*6*6*6*6*6*6 = 6^8 <text:span text:style-name="T52">possible words.</text:span></text:p>
      <text:p text:style-name="P18"><text:span text:style-name="T53">So </text:span><text:span text:style-name="T54">each word contributes </text:span><text:span text:style-name="T53">log2(6^8) = 20.68 bits of entropy.</text:span></text:p>
      <text:p text:style-name="P18"/>
      <text:p text:style-name="P56">How many bits of entropy for a strong password?</text:p>
      <text:p text:style-name="P19"/>
      <text:p text:style-name="P58">Here are some guidelines for password entropy:</text:p>
      <text:p text:style-name="P58">2 words = <text:s/>41 bits: the average entropy of random people’s passwords is 40 bits [2]</text:p>
      <text:p text:style-name="P58">3 words = <text:s/>62 bits: some sources suggest 60 bits as a minimum for a “strong” password [3]</text:p>
      <text:p text:style-name="P58">4 words = <text:s/>82 bits: other sources suggest 72 or 75 bits as a minimum for a “strong” password [4]</text:p>
      <text:p text:style-name="P58">5 words = 103 bits: the entire bitcoin network would take 1 year to count from 0 to 2^94.3 <text:span text:style-name="T43">[5]</text:span><text:line-break/> <text:s text:c="19"/>and 103 bits is 500x larger <text:span text:style-name="T44">than that.</text:span></text:p>
      <text:p text:style-name="P59">6 words = 124 bits: cracking a 128 bit password would take more energy than boiling <text:span text:style-name="T99">the oceans</text:span> <text:span text:style-name="T45">[6]</text:span></text:p>
      <text:p text:style-name="P59"><text:s text:c="20"/>and 124 bits is only <text:span text:style-name="T46">1/16 the size of that.</text:span></text:p>
      <text:p text:style-name="P59"><text:soft-page-break/></text:p>
      <text:p text:style-name="P20"><text:span text:style-name="T14">So 3 words (62 bits) meets some guidelines, </text:span><text:span text:style-name="T15">but 4 words (8</text:span><text:span text:style-name="T35">2</text:span><text:span text:style-name="T15"> bits) meets </text:span><text:span text:style-name="T16">all entropy-based guidelines,</text:span></text:p>
      <text:p text:style-name="P21"><text:span text:style-name="T16">a</text:span><text:span text:style-name="T13">nd more than that </text:span><text:span text:style-name="T17">is probably more than necessary for a practical application.</text:span></text:p>
      <text:p text:style-name="P21"><text:span text:style-name="T17"/></text:p>
      <text:p text:style-name="P22"><text:span text:style-name="T17">B</text:span><text:span text:style-name="T13">ut let’s make sure.</text:span><text:span text:style-name="T18"> </text:span><text:span text:style-name="T19">How long would it take to crack these passwords?</text:span></text:p>
      <text:p text:style-name="P23"><text:span text:style-name="T13">The fastest password-cracking </text:span><text:span text:style-name="T34">claim</text:span><text:span text:style-name="T13"> I can find is Secureworks’</text:span><text:span text:style-name="T30">s:</text:span><text:span text:style-name="T13"> 1.4 trillion guesses per second. </text:span><text:span text:style-name="T31">[7]</text:span></text:p>
      <text:p text:style-name="P88">Suppose someone out there is actually doing even better: 10 trillion guesses per second.</text:p>
      <text:p text:style-name="P89">In that case:</text:p>
      <text:p text:style-name="P24"><text:span text:style-name="T13"/></text:p>
      <text:p text:style-name="P25"><text:span text:style-name="T13">2 words = (6^8)^2 = </text:span><text:span text:style-name="T20">2 trillion options <text:s text:c="4"/>= less than 1 second</text:span></text:p>
      <text:p text:style-name="P26"><text:span text:style-name="T20">3 </text:span><text:span text:style-name="T13">words = (6^8)^3 = </text:span><text:span text:style-name="T21">4 quintillion options <text:s/>= 5 days</text:span></text:p>
      <text:p text:style-name="P27"><text:span text:style-name="T21">4 </text:span><text:span text:style-name="T13">words = (6^8)^</text:span><text:span text:style-name="T22">4</text:span><text:span text:style-name="T13"> = </text:span><text:span text:style-name="T23">7 septillion options <text:s text:c="2"/>= 25,000 years</text:span></text:p>
      <text:p text:style-name="P28"><text:span text:style-name="T23">5 </text:span><text:span text:style-name="T13">words = </text:span><text:span text:style-name="T24">(6^8)^5 = 13 nonillion options <text:s text:c="2"/>= 40 billion years</text:span></text:p>
      <text:p text:style-name="P29"><text:span text:style-name="T24">6 </text:span><text:span text:style-name="T13">words = </text:span><text:span text:style-name="T25">(6^8)^6 = </text:span><text:span text:style-name="T26">22 undecillion options = </text:span><text:span text:style-name="T27">70 quadrillion years</text:span></text:p>
      <text:p text:style-name="P29"><text:span text:style-name="T27"/></text:p>
      <text:p text:style-name="P30"><text:span text:style-name="T27">S</text:span><text:span text:style-name="T13">o again,</text:span><text:span text:style-name="T29"> </text:span><text:span text:style-name="T13">4 words is enough </text:span><text:span text:style-name="T28">for any practical application.</text:span></text:p>
      <text:p text:style-name="P31"><text:span text:style-name="T28">3 </text:span><text:span text:style-name="T13">words is enough for any application where you don’t expect</text:span><text:span text:style-name="T36"> the most powerful password-cracking computer that might exist to spend 5 days </text:span><text:span text:style-name="T37">just </text:span><text:span text:style-name="T36">guessing your password.</text:span></text:p>
      <text:p text:style-name="P31"><text:span text:style-name="T13"/></text:p>
      <text:p text:style-name="P90">Personally, I use 3 words for most accounts, 4 words for secure accounts,</text:p>
      <text:p text:style-name="P37"><text:span text:style-name="T38">and 5 words </text:span><text:span text:style-name="T33">for the most secure accounts</text:span><text:span text:style-name="T32"> (such as master passwords for password managers).</text:span></text:p>
      <text:p text:style-name="P10">Throwing out words</text:p>
      <text:p text:style-name="P11"/>
      <text:p text:style-name="P33">You can throw out words you don’t like.</text:p>
      <text:p text:style-name="P33">However, the entropy numbers above assume that all selections are absolutely random.</text:p>
      <text:p text:style-name="P34">Any amount of intentional selection can reduce entropy.</text:p>
      <text:p text:style-name="P34"/>
      <text:p text:style-name="P34">The exact reduction in entropy is difficult to calculate in practice.</text:p>
      <text:p text:style-name="P11">However, at worst, taking your favorite 50% costs 1 bit each time.</text:p>
      <text:p text:style-name="P11">For example, if you generate 2 words and choose <text:span text:style-name="T56">1</text:span>, that one word is now 20 – 1 = 19 bits.</text:p>
      <text:p text:style-name="P11">If you choose your favorite 50% of your favorite 50% (favorite <text:span text:style-name="T57">1</text:span> out of 4), it’s 20 – 2 = 18 bits.</text:p>
      <text:p text:style-name="P11">Your favorite one out of 8 options is only 20 – 3 = 17 bits. And so on.</text:p>
      <text:p text:style-name="P11"/>
      <text:p text:style-name="P36"/>
      <text:p text:style-name="P11">An automatic digital version of Quence, and <text:span text:style-name="T58">related</text:span> files, are available at <text:a xlink:type="simple" xlink:href="https://github.com/krysdam/quence" text:style-name="Internet_20_link" text:visited-style-name="Visited_20_Internet_20_Link">github.com/krysdam/quence</text:a></text:p>
      <text:p text:style-name="P11"/>
      <text:p text:style-name="P11"/>
      <text:p text:style-name="P11">Sources:</text:p>
      <text:p text:style-name="P11">[2] <text:a xlink:type="simple" xlink:href="https://web.archive.org/web/20150327031521/http://research.microsoft.com/pubs/74164/www2007.pdf" text:style-name="Internet_20_link" text:visited-style-name="Visited_20_Internet_20_Link">web.archive.org/web/20150327031521/http://research.microsoft.com/pubs/74164/www2007.pdf</text:a></text:p>
      <text:p text:style-name="P11">[3] <text:a xlink:type="simple" xlink:href="https://nordvpn.com/blog/what-is-password-entropy" text:style-name="Internet_20_link" text:visited-style-name="Visited_20_Internet_20_Link">nordvpn.com/blog/what-is-password-entropy</text:a></text:p>
      <text:p text:style-name="P11">[4] <text:a xlink:type="simple" xlink:href="https://proton.me/blog/what-is-password-entropy" text:style-name="Internet_20_link" text:visited-style-name="Visited_20_Internet_20_Link">proton.me/blog/what-is-password-entropy</text:a></text:p>
      <text:p text:style-name="P11">[5] <text:a xlink:type="simple" xlink:href="https://gist.github.com/atoponce/a7715930ae6eb7d6b487f2f76b57a68d" text:style-name="Internet_20_link" text:visited-style-name="Visited_20_Internet_20_Link">gist.github.com/atoponce/a7715930ae6eb7d6b487f2f76b57a68d</text:a></text:p>
      <text:p text:style-name="P11">[6] <text:a xlink:type="simple" xlink:href="https://security.stackexchange.com/a/257535" text:style-name="Internet_20_link" text:visited-style-name="Visited_20_Internet_20_Link">security.stackexchange.com/a/257535</text:a></text:p>
      <text:p text:style-name="P32"><text:span text:style-name="T55">[7] </text:span><text:a xlink:type="simple" xlink:href="https://www.secureworks.com/blog/password-cracking-what-this-powerful-secureworks-tool-can-do-for-your-organization" text:style-name="Internet_20_link" text:visited-style-name="Visited_20_Internet_20_Link"><text:span text:style-name="T55">secureworks.com/blog/password-cracking-what-this-powerful-secureworks-tool-can-do-for-your-organization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21:10:19.450899445</meta:creation-date>
    <dc:date>2025-02-11T13:26:03.951043341</dc:date>
    <meta:editing-duration>P1DT15H20M50S</meta:editing-duration>
    <meta:editing-cycles>518</meta:editing-cycles>
    <meta:generator>LibreOffice/24.2.7.2$Linux_X86_64 LibreOffice_project/420$Build-2</meta:generator>
    <meta:print-date>2025-02-11T13:26:14.773420534</meta:print-date>
    <meta:printed-by>PDF files</meta:printed-by>
    <meta:document-statistic meta:table-count="1" meta:image-count="0" meta:object-count="0" meta:page-count="4" meta:paragraph-count="127" meta:word-count="1348" meta:character-count="7970" meta:non-whitespace-character-count="6646"/>
  </office:meta>
</office:document-meta>
</file>